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eeeeee" draw:marker-start-width="0.579cm" draw:marker-end-width="0.579cm" draw:fill="none" draw:fill-color="#eeeeee" draw:textarea-horizontal-align="justify" draw:textarea-vertical-align="middle" draw:auto-grow-height="false" fo:min-height="12.998cm" fo:min-width="7.262cm" fo:padding-top="0.25cm" fo:padding-bottom="0.25cm" fo:padding-left="0.375cm" fo:padding-right="0.375cm"/>
    </style:style>
    <style:style style:name="gr2" style:family="graphic" style:parent-style-name="standard">
      <style:graphic-properties draw:stroke="none" draw:fill="none" fo:min-height="1.479cm"/>
    </style:style>
    <style:style style:name="gr3" style:family="graphic" style:parent-style-name="standard">
      <style:graphic-properties draw:stroke="none" draw:fill="none" fo:min-height="2.957cm"/>
    </style:style>
    <style:style style:name="gr4" style:family="graphic" style:parent-style-name="standard">
      <style:graphic-properties svg:stroke-color="#999999" draw:fill-color="#999999" draw:textarea-horizontal-align="justify" draw:textarea-vertical-align="middle" draw:auto-grow-height="false" fo:min-height="3.174cm" fo:min-width="0.16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999999" draw:fill-color="#999999" draw:textarea-horizontal-align="justify" draw:textarea-vertical-align="middle" draw:auto-grow-height="false" fo:min-height="4.951cm" fo:min-width="0.168cm"/>
    </style:style>
    <style:style style:name="gr7" style:family="graphic" style:parent-style-name="objectwithoutfill">
      <style:graphic-properties svg:stroke-width="0.459cm" svg:stroke-color="#999999" draw:marker-start="" draw:marker-start-width="0.886cm" draw:marker-end="" draw:marker-end-width="0.886cm" draw:fill="none" draw:textarea-vertical-align="middle" fo:padding-top="0.352cm" fo:padding-bottom="0.352cm" fo:padding-left="0.477cm" fo:padding-right="0.477cm"/>
    </style:style>
    <style:style style:name="gr8" style:family="graphic" style:parent-style-name="standard">
      <style:graphic-properties svg:stroke-width="0.353cm" svg:stroke-color="#999999" draw:marker-start-width="0.728cm" draw:marker-end-width="0.728cm" draw:fill-color="#999999" draw:opacity="0%" draw:textarea-horizontal-align="justify" draw:textarea-vertical-align="middle" draw:auto-grow-height="false" fo:min-height="0.389cm" fo:min-width="0.139cm" fo:padding-top="0.3cm" fo:padding-bottom="0.3cm" fo:padding-left="0.425cm" fo:padding-right="0.425cm"/>
    </style:style>
    <style:style style:name="gr9" style:family="graphic" style:parent-style-name="objectwithoutfill">
      <style:graphic-properties svg:stroke-width="0.353cm" svg:stroke-color="#999999" draw:marker-start-width="0.728cm" draw:marker-end-width="0.728cm" draw:fill="none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d99116" draw:fill-color="#d99116" draw:textarea-horizontal-align="justify" draw:textarea-vertical-align="middle" draw:auto-grow-height="false" fo:min-height="0.021cm" fo:min-width="0cm"/>
    </style:style>
    <style:style style:name="gr11" style:family="graphic" style:parent-style-name="standard">
      <style:graphic-properties svg:stroke-color="#999999" draw:fill-color="#999999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97cm"/>
    </style:style>
    <style:style style:name="gr13" style:family="graphic" style:parent-style-name="standard">
      <style:graphic-properties draw:stroke="none" svg:stroke-color="#000000" draw:fill="none" draw:fill-color="#ffffff" fo:min-height="1.814cm"/>
    </style:style>
    <style:style style:name="gr14" style:family="graphic" style:parent-style-name="standard">
      <style:graphic-properties draw:stroke="none" svg:stroke-color="#000000" draw:fill="none" draw:fill-color="#ffffff" fo:min-height="1.728cm"/>
    </style:style>
    <style:style style:name="gr15" style:family="graphic" style:parent-style-name="standard">
      <style:graphic-properties draw:stroke="none" svg:stroke-color="#000000" draw:fill="none" draw:fill-color="#ffffff" fo:min-height="4.501cm"/>
    </style:style>
    <style:style style:name="gr16" style:family="graphic" style:parent-style-name="objectwithoutfill">
      <style:graphic-properties svg:stroke-color="#999999" draw:fill="solid" draw:fill-color="#808080" draw:textarea-vertical-align="middle"/>
    </style:style>
    <style:style style:name="gr17" style:family="graphic" style:parent-style-name="objectwithoutfill">
      <style:graphic-properties svg:stroke-color="#999999" draw:fill="solid" draw:fill-color="#999999" draw:textarea-vertical-align="middle"/>
    </style:style>
    <style:style style:name="gr18" style:family="graphic" style:parent-style-name="objectwithoutfill">
      <style:graphic-properties svg:stroke-color="#999999" draw:fill="solid" draw:fill-color="#dddddd" draw:textarea-vertical-align="middle"/>
    </style:style>
    <style:style style:name="gr19" style:family="graphic" style:parent-style-name="objectwithoutfill">
      <style:graphic-properties svg:stroke-width="0cm" svg:stroke-color="#999999" draw:marker-start-width="0.2cm" draw:marker-end-width="0.2cm" draw:fill="solid" draw:fill-color="#dddddd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dddddd" draw:fill-color="#dddddd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color="#c38312"/>
    </style:style>
    <style:style style:name="P3" style:family="paragraph">
      <loext:graphic-properties draw:fill="none"/>
      <style:text-properties fo:color="#cccccc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9999" draw:opacity="0%"/>
      <style:paragraph-properties fo:text-align="center"/>
    </style:style>
    <style:style style:name="P8" style:family="paragraph">
      <loext:graphic-properties draw:fill-color="#d99116"/>
      <style:paragraph-properties fo:text-align="center"/>
    </style:style>
    <style:style style:name="P9" style:family="paragraph">
      <loext:graphic-properties draw:fill="none" draw:fill-color="#ffffff"/>
      <style:text-properties fo:color="#5e8ac7" style:font-name="Hack" fo:font-size="44pt" fo:font-weight="bold" style:font-size-asian="44pt" style:font-size-complex="44pt"/>
    </style:style>
    <style:style style:name="P10" style:family="paragraph">
      <loext:graphic-properties draw:fill="none" draw:fill-color="#ffffff"/>
      <style:text-properties fo:color="#999999" style:font-name="Hack" fo:font-size="36pt" fo:font-weight="bold" style:font-size-asian="36pt" style:font-size-complex="36pt"/>
    </style:style>
    <style:style style:name="P11" style:family="paragraph">
      <loext:graphic-properties draw:fill="none" draw:fill-color="#ffffff"/>
      <style:text-properties fo:color="#5e8ac7" style:font-name="Hack" fo:font-size="42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color="#c38312" style:font-name="Chilanka" fo:font-size="96pt" fo:font-weight="normal" style:font-size-asian="96pt" style:font-size-complex="96pt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solid" draw:fill-color="#999999"/>
      <style:paragraph-properties fo:text-align="center"/>
    </style:style>
    <style:style style:name="P15" style:family="paragraph">
      <loext:graphic-properties draw:fill="solid" draw:fill-color="#dddddd"/>
      <style:paragraph-properties fo:text-align="center"/>
    </style:style>
    <style:style style:name="P16" style:family="paragraph">
      <loext:graphic-properties draw:fill-color="#dddddd"/>
      <style:paragraph-properties fo:text-align="center"/>
    </style:style>
    <style:style style:name="T1" style:family="text">
      <style:text-properties fo:color="#c38312" style:font-name="Hack" fo:font-size="36pt" fo:font-weight="bold" style:font-size-asian="36pt" style:font-size-complex="36pt"/>
    </style:style>
    <style:style style:name="T2" style:family="text">
      <style:text-properties fo:color="#cccccc" style:font-name="Hack" fo:font-size="36pt" fo:font-weight="bold" style:font-size-asian="36pt" style:font-size-complex="36pt"/>
    </style:style>
    <style:style style:name="T3" style:family="text">
      <style:text-properties fo:color="#5e8ac7" style:font-name="Hack" fo:font-size="48pt" fo:font-weight="bold" style:font-size-asian="48pt" style:font-size-complex="48pt"/>
    </style:style>
    <style:style style:name="T4" style:family="text">
      <style:text-properties fo:color="#999999" style:font-name="Hack" fo:font-size="40pt" fo:font-weight="bold" style:font-size-asian="40pt" style:font-size-complex="40pt"/>
    </style:style>
    <style:style style:name="T5" style:family="text">
      <style:text-properties fo:color="#5e8ac7" style:font-name="Hack" fo:font-size="42pt" fo:font-weight="bold" style:font-size-asian="40pt" style:font-weight-asian="bold" style:font-size-complex="40pt" style:font-weight-complex="bold"/>
    </style:style>
    <style:style style:name="T6" style:family="text">
      <style:text-properties fo:color="#c38312" style:font-name="Chilanka" fo:font-size="116.199996948242pt" fo:font-weight="normal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89cm" svg:height="14.376cm" svg:x="6.207cm" svg:y="3.007cm">
            <text:p/>
            <draw:enhanced-geometry svg:viewBox="0 0 21600 21600" draw:path-stretchpoint-x="10800" draw:path-stretchpoint-y="10800" draw:text-areas="?f3 ?f4 ?f5 ?f6" draw:type="round-rectangle" draw:modifiers="3644.13451805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397cm" svg:height="1.729cm" svg:x="10.108cm" svg:y="13.792cm">
            <draw:text-box>
              <text:p><text:span text:style-name="T1">Ü</text:span><text:span text:style-name="T1"> </text:span></text:p>
            </draw:text-box>
          </draw:frame>
          <draw:frame draw:style-name="gr3" draw:text-style-name="P3" draw:layer="layout" svg:width="1.397cm" svg:height="3.207cm" svg:x="10.108cm" svg:y="12.314cm">
            <draw:text-box>
              <text:p><text:span text:style-name="T2">O</text:span></text:p>
              <text:p><text:span text:style-name="T2">U </text:span></text:p>
            </draw:text-box>
          </draw:frame>
          <draw:custom-shape draw:style-name="gr4" draw:text-style-name="P4" draw:layer="layout" svg:width="0.668cm" svg:height="3.424cm" draw:transform="skewX (0.0134390352403563) rotate (1.58423536203525) translate (10.4cm 16.27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" draw:text-style-name="P5" draw:layer="layout" svg:width="0.382cm" svg:height="0.096cm" draw:transform="skewX (-0.010471975511966) rotate (-1.5707963267949) translate (13.319cm 15.864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6" draw:text-style-name="P4" draw:layer="layout" svg:width="0.668cm" svg:height="5.201cm" draw:transform="skewX (-0.000174532925199433) translate (13.143cm 11.04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6cm" svg:x="13.446cm" svg:y="15.6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5cm" draw:transform="skewX (-0.010471975511966) translate (13.431cm 15.03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1cm" svg:height="0.095cm" draw:transform="skewX (-0.010471975511966) translate (13.445cm 14.46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1cm" svg:height="0.095cm" draw:transform="skewX (-0.010471975511966) translate (13.445cm 14.46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6cm" svg:x="13.446cm" svg:y="13.89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5cm" draw:transform="skewX (0.010471975511966) translate (13.432cm 13.32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5cm" draw:transform="skewX (0.010471975511966) translate (13.432cm 13.32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5cm" draw:transform="skewX (-0.010471975511966) translate (13.43cm 12.75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6cm" svg:x="13.446cm" svg:y="12.1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5cm" draw:transform="skewX (-0.010471975511966) translate (13.43cm 12.75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6cm" svg:x="13.446cm" svg:y="12.1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5cm" draw:transform="skewX (-0.010471975511966) translate (13.431cm 11.609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7" draw:text-style-name="P6" draw:layer="layout" svg:x1="10.489cm" svg:y1="5.699cm" svg:x2="7.949cm" svg:y2="10.271cm">
            <text:p/>
          </draw:line>
          <draw:custom-shape draw:style-name="gr8" draw:text-style-name="P7" draw:layer="layout" svg:width="1.397cm" svg:height="1.397cm" svg:x="10.108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6" draw:layer="layout" svg:x1="10.997cm" svg:y1="5.699cm" svg:x2="13.537cm" svg:y2="10.271cm">
            <text:p/>
          </draw:line>
          <draw:path draw:style-name="gr9" draw:text-style-name="P6" draw:layer="layout" svg:width="2.885cm" svg:height="1.878cm" draw:transform="skewX (0.199491133502952) rotate (-0.333706952981317) translate (9.92117664750417cm 6.6590361814068cm)" svg:viewBox="0 0 2886 1879" svg:d="M0 1879c2776-1 2886-1879 2886-1879">
            <text:p/>
          </draw:path>
          <draw:custom-shape draw:style-name="gr10" draw:text-style-name="P8" draw:layer="layout" svg:width="0.381cm" svg:height="0.381cm" svg:x="10.616cm" svg:y="4.9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4" draw:layer="layout" svg:width="0.429cm" svg:height="0.709cm" draw:transform="skewX (0.205425252959733) rotate (0.631809189221947) translate (13.3166110044841cm 10.2710047915433cm)" svg:viewBox="0 0 430 710" draw:points="0,0 216,710 430,0 215,0">
            <text:p/>
          </draw:polygon>
          <draw:polygon draw:style-name="gr11" draw:text-style-name="P4" draw:layer="layout" svg:width="0.429cm" svg:height="0.709cm" draw:transform="skewX (0.205425252959733) rotate (-0.415388361974652) translate (7.79267888376981cm 10.143917495076cm)" svg:viewBox="0 0 430 710" draw:points="0,0 216,710 430,0 215,0">
            <text:p/>
          </draw:polygon>
          <draw:frame draw:style-name="gr12" draw:text-style-name="P9" draw:layer="layout" svg:width="1.27cm" svg:height="2.22cm" svg:x="10.017cm" svg:y="6.334cm">
            <draw:text-box>
              <text:p><text:span text:style-name="T3">R</text:span></text:p>
            </draw:text-box>
          </draw:frame>
          <draw:frame draw:style-name="gr13" draw:text-style-name="P10" draw:layer="layout" svg:width="1.27cm" svg:height="2.064cm" svg:x="10.108cm" svg:y="8.663cm">
            <draw:text-box>
              <text:p><text:span text:style-name="T4">e</text:span></text:p>
            </draw:text-box>
          </draw:frame>
          <draw:frame draw:style-name="gr14" draw:text-style-name="P11" draw:layer="layout" svg:width="5.08cm" svg:height="1.978cm" svg:x="8.239cm" svg:y="10.468cm">
            <draw:text-box>
              <text:p><text:span text:style-name="T5">c</text:span><text:span text:style-name="T5">r</text:span><text:span text:style-name="T5">a</text:span><text:span text:style-name="T5">f</text:span><text:span text:style-name="T5">t</text:span></text:p>
            </draw:text-box>
          </draw:frame>
          <draw:line draw:style-name="gr9" draw:text-style-name="P6" draw:layer="layout" svg:x1="10.77cm" svg:y1="4.302cm" svg:x2="10.77cm" svg:y2="3.794cm">
            <text:p/>
          </draw:line>
          <draw:frame draw:style-name="gr15" draw:text-style-name="P12" draw:layer="layout" svg:width="3.95cm" svg:height="4.751cm" draw:transform="rotate (-0.244346095279206) translate (9.323cm 8.559cm)">
            <draw:text-box>
              <text:p><text:span text:style-name="T6">‘</text:span><text:span text:style-name="T6"> </text:span><text:span text:style-name="T6">’</text:span></text:p>
            </draw:text-box>
          </draw:frame>
          <draw:g>
            <draw:custom-shape draw:style-name="gr5" draw:text-style-name="P5" draw:layer="layout" svg:width="0.399cm" svg:height="0.1cm" draw:transform="skewX (0.00994837673636768) rotate (-1.5707963267949) translate (9.701cm 15.92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5" draw:text-style-name="P5" draw:layer="layout" svg:width="0.399cm" svg:height="0.1cm" draw:transform="skewX (0.00994837673636768) rotate (-1.5707963267949) translate (9.701cm 15.92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5" draw:text-style-name="P5" draw:layer="layout" svg:width="0.399cm" svg:height="0.1cm" draw:transform="rotate (-1.5707963267949) translate (9.101cm 15.91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polygon draw:style-name="gr16" draw:text-style-name="P13" draw:layer="layout" svg:width="0.8cm" svg:height="2.268cm" draw:transform="rotate (-1.5707963267949) translate (9.72690792634107cm 15.4800732586069cm)" svg:viewBox="0 0 801 2269" draw:points="133,2269 801,2269 801,2002 801,0 133,0 267,1335 0,1735">
              <text:p/>
            </draw:polygon>
            <draw:polygon draw:style-name="gr17" draw:text-style-name="P14" draw:layer="layout" svg:width="4.714cm" svg:height="0.737cm" draw:transform="skewX (-0.00122173047639602) rotate (-1.46729830215163) translate (7.99114284183451cm 11.0340063214928cm)" svg:viewBox="0 0 4715 738" draw:points="0,402 2550,398 4527,738 4715,221 2592,0 175,17">
              <text:p/>
            </draw:polygon>
            <draw:polygon draw:style-name="gr18" draw:text-style-name="P15" draw:layer="layout" svg:width="0.132cm" svg:height="0.666cm" draw:transform="rotate (-3.14159265358979) translate (9.72690792634107cm 16.2808138510809cm)" svg:viewBox="0 0 133 667" draw:points="0,667 133,667 133,0 0,0">
              <text:p/>
            </draw:polygon>
            <draw:polygon draw:style-name="gr19" draw:text-style-name="P15" draw:layer="layout" svg:width="0.266cm" svg:height="0.666cm" svg:x="7.458cm" svg:y="15.614cm" svg:viewBox="0 0 267 667" draw:points="0,0 267,0 267,667 0,667">
              <text:p/>
            </draw:polygon>
            <draw:custom-shape draw:style-name="gr20" draw:text-style-name="P16" draw:layer="layout" svg:width="0.134cm" svg:height="0.133cm" svg:x="7.75cm" svg:y="11.35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5" draw:layer="layout" svg:width="0.38cm" svg:height="0.096cm" draw:transform="rotate (1.5707963267949) translate (10.906cm 16.2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5cm" draw:transform="skewX (-0.010471975511966) rotate (1.5707963267949) translate (11.472cm 16.22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1cm" svg:height="0.095cm" draw:transform="skewX (-0.010471975511966) rotate (1.5707963267949) translate (12.044cm 16.23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6cm" draw:transform="rotate (1.5707963267949) translate (12.618cm 16.2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5" draw:layer="layout" svg:width="0.38cm" svg:height="0.095cm" draw:transform="skewX (0.010471975511966) rotate (1.5707963267949) translate (13.185cm 16.232cm)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22:36:10.697513852</meta:creation-date>
    <dc:date>2018-10-16T21:48:19.341466309</dc:date>
    <meta:editing-duration>PT2H54M5S</meta:editing-duration>
    <meta:editing-cycles>14</meta:editing-cycles>
    <meta:generator>LibreOffice/6.0.6.2$Linux_X86_64 LibreOffice_project/00m0$Build-2</meta:generator>
    <meta:document-statistic meta:object-count="45"/>
  </office:meta>
</office:document-meta>
</file>